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CII85Fil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85Filter.getDecodePa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85Filter.isASCII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85Filter.applyFilter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